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5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office:value-type="float" office:value="4514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2" table:style-name="ce5"/>
          <table:table-cell office:value-type="string" table:style-name="ce5">
            <text:p>Derived m =</text:p>
          </table:table-cell>
          <table:table-cell office:value-type="float" office:value="0.56285331256255899" table:style-name="ce8">
            <text:p>0.5629</text:p>
          </table:table-cell>
          <table:table-cell office:value-type="float" office:value="0.55555555555555602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80.59273054707" table:style-name="ce6">
            <text:p>1880.59</text:p>
          </table:table-cell>
          <table:table-cell office:value-type="string" table:style-name="ce4">
            <text:p><text:s/>= SumY'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2" table:style-name="ce5"/>
          <table:table-cell office:value-type="string" table:style-name="ce5">
            <text:p>Derived b =</text:p>
          </table:table-cell>
          <table:table-cell office:value-type="float" office:value="-17.841273577306001" table:style-name="ce8">
            <text:p>-17.8413</text:p>
          </table:table-cell>
          <table:table-cell office:value-type="float" office:value="-17.7777777777778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4" table:style-name="ce5"/>
          <table:table-cell office:value-type="float" office:value="7.5" table:style-name="ce4">
            <text:p>7.5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8785.19493646402" table:style-name="ce6">
            <text:p>288785.19</text:p>
          </table:table-cell>
          <table:table-cell office:value-type="string" table:style-name="ce4">
            <text:p><text:s/>= SumX*Y'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office:value-type="string" table:style-name="ce4">
            <text:p>g(n)=</text:p>
          </table:table-cell>
          <table:table-cell office:value-type="float" office:value="0.51" table:style-name="ce1">
            <text:p>0.51</text:p>
          </table:table-cell>
          <table:table-cell office:value-type="string" table:style-name="ce1">
            <text:p>*X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^0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office:value-type="string" table:style-name="ce4">
            <text:p>Big Oh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^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</text:p>
          </table:table-cell>
          <table:table-cell table:number-columns-repeated="16374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office:value-type="float" office:value="16.32" table:formula="of:=[.$K$10]*[.D14]" table:style-name="ce4">
            <text:p>16.3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office:value-type="float" office:value="18.87" table:formula="of:=[.$K$10]*[.D15]" table:style-name="ce4">
            <text:p>18.8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office:value-type="float" office:value="21.42" table:formula="of:=[.$K$10]*[.D16]" table:style-name="ce4">
            <text:p>21.4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office:value-type="float" office:value="23.97" table:formula="of:=[.$K$10]*[.D17]" table:style-name="ce4">
            <text:p>23.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office:value-type="float" office:value="26.52" table:formula="of:=[.$K$10]*[.D18]" table:style-name="ce4">
            <text:p>26.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office:value-type="float" office:value="29.07" table:formula="of:=[.$K$10]*[.D19]" table:style-name="ce4">
            <text:p>29.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office:value-type="float" office:value="31.62" table:formula="of:=[.$K$10]*[.D20]" table:style-name="ce4">
            <text:p>31.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office:value-type="float" office:value="34.17" table:formula="of:=[.$K$10]*[.D21]" table:style-name="ce4">
            <text:p>34.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office:value-type="float" office:value="36.72" table:formula="of:=[.$K$10]*[.D22]" table:style-name="ce4">
            <text:p>36.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office:value-type="float" office:value="39.270000000000003" table:formula="of:=[.$K$10]*[.D23]" table:style-name="ce4">
            <text:p>39.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office:value-type="float" office:value="1.55481559108011" table:style-name="ce3">
            <text:p>1.55</text:p>
            <draw:frame draw:z-index="1" draw:id="id0" draw:style-name="a0" draw:name="Chart 3" svg:x="0.1125in" svg:y="0.04167in" svg:width="6.0125in" svg:height="3.7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office:value-type="float" office:value="41.82" table:formula="of:=[.$K$10]*[.D24]" table:style-name="ce4">
            <text:p>41.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office:value-type="float" office:value="44.37" table:formula="of:=[.$K$10]*[.D25]" table:style-name="ce4">
            <text:p>44.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office:value-type="float" office:value="46.92" table:formula="of:=[.$K$10]*[.D26]" table:style-name="ce4">
            <text:p>46.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office:value-type="float" office:value="49.47" table:formula="of:=[.$K$10]*[.D27]" table:style-name="ce4">
            <text:p>49.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office:value-type="float" office:value="52.02" table:formula="of:=[.$K$10]*[.D28]" table:style-name="ce4">
            <text:p>52.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office:value-type="float" office:value="54.57" table:formula="of:=[.$K$10]*[.D29]" table:style-name="ce4">
            <text:p>54.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office:value-type="float" office:value="57.120000000000005" table:formula="of:=[.$K$10]*[.D30]" table:style-name="ce4">
            <text:p>57.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office:value-type="float" office:value="59.67" table:formula="of:=[.$K$10]*[.D31]" table:style-name="ce4">
            <text:p>59.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office:value-type="float" office:value="62.22" table:formula="of:=[.$K$10]*[.D32]" table:style-name="ce4">
            <text:p>62.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office:value-type="float" office:value="64.77" table:formula="of:=[.$K$10]*[.D33]" table:style-name="ce4">
            <text:p>64.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office:value-type="float" office:value="67.320000000000007" table:formula="of:=[.$K$10]*[.D34]" table:style-name="ce4">
            <text:p>67.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office:value-type="float" office:value="69.87" table:formula="of:=[.$K$10]*[.D35]" table:style-name="ce4">
            <text:p>69.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office:value-type="float" office:value="72.42" table:formula="of:=[.$K$10]*[.D36]" table:style-name="ce4">
            <text:p>72.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office:value-type="float" office:value="74.97" table:formula="of:=[.$K$10]*[.D37]" table:style-name="ce4">
            <text:p>74.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office:value-type="float" office:value="77.52" table:formula="of:=[.$K$10]*[.D38]" table:style-name="ce4">
            <text:p>77.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office:value-type="float" office:value="80.070000000000007" table:formula="of:=[.$K$10]*[.D39]" table:style-name="ce4">
            <text:p>80.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office:value-type="float" office:value="82.62" table:formula="of:=[.$K$10]*[.D40]" table:style-name="ce4">
            <text:p>82.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office:value-type="float" office:value="85.17" table:formula="of:=[.$K$10]*[.D41]" table:style-name="ce4">
            <text:p>85.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office:value-type="float" office:value="87.72" table:formula="of:=[.$K$10]*[.D42]" table:style-name="ce4">
            <text:p>87.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office:value-type="float" office:value="90.27" table:formula="of:=[.$K$10]*[.D43]" table:style-name="ce4">
            <text:p>90.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office:value-type="float" office:value="92.820000000000007" table:formula="of:=[.$K$10]*[.D44]" table:style-name="ce4">
            <text:p>92.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office:value-type="float" office:value="95.37" table:formula="of:=[.$K$10]*[.D45]" table:style-name="ce4">
            <text:p>95.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office:value-type="float" office:value="97.92" table:formula="of:=[.$K$10]*[.D46]" table:style-name="ce4">
            <text:p>97.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office:value-type="float" office:value="100.47" table:formula="of:=[.$K$10]*[.D47]" table:style-name="ce4">
            <text:p>100.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office:value-type="float" office:value="103.02" table:formula="of:=[.$K$10]*[.D48]" table:style-name="ce4">
            <text:p>103.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office:value-type="float" office:value="105.57000000000001" table:formula="of:=[.$K$10]*[.D49]" table:style-name="ce4">
            <text:p>105.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office:value-type="float" office:value="108.12" table:formula="of:=[.$K$10]*[.D50]" table:style-name="ce4">
            <text:p>108.12</text:p>
          </table:table-cell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CC RCCD</meta:initial-creator>
    <dc:creator>Howlader, Abdul@ARB</dc:creator>
    <meta:creation-date>2020-03-11T14:12:39Z</meta:creation-date>
    <dc:date>2024-10-21T03:17:41Z</dc:date>
    <meta:editing-cycles>12</meta:editing-cycles>
    <meta:editing-duration>PT16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2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69.4pt" svg:width="432.9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egree Farenheit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Degress celcius</text:p>
            </chart:title>
            <chart:grid chart:class="major" chart:style-name="GMa1"/>
          </chart:axis>
          <chart:series chart:label-cell-address="JustDataForLab.$E$13" chart:values-cell-range-address="JustDataForLab.$E$14:.$E$50" chart:class="chart:scatter" chart:attached-axis="primary-y" chart:style-name="G0S0">
            <chart:domain table:cell-range-address="JustDataForLab.$D$14:.$D$50"/>
            <chart:data-point chart:repeated="37"/>
          </chart:series>
          <chart:series chart:label-cell-address="JustDataForLab.$G$13" chart:values-cell-range-address="JustDataForLab.$G$14:.$G$50" chart:class="chart:scatter" chart:attached-axis="primary-y" chart:style-name="G0S1">
            <chart:domain table:cell-range-address="JustDataForLab.$D$14:.$D$50"/>
            <chart:data-point chart:repeated="37"/>
          </chart:series>
          <chart:series chart:label-cell-address="JustDataForLab.$J$12" chart:values-cell-range-address="JustDataForLab.$J$14:.$J$49" chart:class="chart:scatter" chart:attached-axis="primary-y" chart:style-name="G0S2">
            <chart:domain table:cell-range-address="JustDataForLab.$D$14:.$D$50"/>
            <chart:data-point chart:repeated="36"/>
          </chart:series>
          <chart:series chart:label-cell-address="JustDataForLab.$K$12" chart:values-cell-range-address="JustDataForLab.$K$14:.$K$50" chart:class="chart:scatter" chart:attached-axis="primary-y" chart:style-name="G0S3">
            <chart:domain table:cell-range-address="JustDataForLab.$D$14:.$D$50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